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Monaco" svg:font-family="Monaco" style:font-family-generic="roman" style:font-pitch="variable"/>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Batang" svg:font-family="Batang"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ew York1" svg:font-family="'New York'"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au1" style:family="table">
      <style:table-properties style:width="15.064cm" fo:margin-left="1.071cm" fo:margin-top="0cm" fo:margin-bottom="0cm" table:align="left" style:writing-mode="lr-tb"/>
    </style:style>
    <style:style style:name="Tableau1.A" style:family="table-column">
      <style:table-column-properties style:column-width="4.172cm"/>
    </style:style>
    <style:style style:name="Tableau1.B" style:family="table-column">
      <style:table-column-properties style:column-width="10.89cm"/>
    </style:style>
    <style:style style:name="Tableau1.1" style:family="table-row">
      <style:table-row-properties fo:keep-together="auto"/>
    </style:style>
    <style:style style:name="Tableau1.A1" style:family="table-cell">
      <style:table-cell-properties fo:padding-left="0.199cm" fo:padding-right="0.191cm" fo:padding-top="0cm" fo:padding-bottom="0cm" fo:border="0.5pt solid #00000a"/>
    </style:style>
    <style:style style:name="P1" style:family="paragraph" style:parent-style-name="Standard">
      <style:paragraph-properties>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style>
    <style:style style:name="P2" style:family="paragraph" style:parent-style-name="Standard">
      <style:paragraph-properties fo:orphans="2" fo:widows="2" fo:hyphenation-ladder-count="no-limit" style:punctuation-wrap="simple" style:vertical-align="auto"/>
      <style:text-properties fo:font-size="12pt" style:text-underline-style="solid" style:text-underline-width="auto" style:text-underline-color="font-color" fo:font-weight="bold" style:font-size-asian="12pt" style:font-weight-asian="bold" style:font-size-complex="12pt" style:font-weight-complex="bold" fo:hyphenate="true" fo:hyphenation-remain-char-count="2" fo:hyphenation-push-char-count="2"/>
    </style:style>
    <style:style style:name="P3" style:family="paragraph" style:parent-style-name="Standard">
      <style:paragraph-properties fo:orphans="2" fo:widows="2" fo:hyphenation-ladder-count="no-limit" style:punctuation-wrap="simple" style:vertical-align="auto"/>
      <style:text-properties fo:font-size="12pt" style:font-size-asian="12pt" style:font-size-complex="12pt" fo:hyphenate="true" fo:hyphenation-remain-char-count="2" fo:hyphenation-push-char-count="2"/>
    </style:style>
    <style:style style:name="P4" style:family="paragraph" style:parent-style-name="Standard">
      <style:paragraph-properties fo:orphans="2" fo:widows="2" fo:hyphenation-ladder-count="no-limit" style:punctuation-wrap="simple" style:vertical-align="auto"/>
      <style:text-properties fo:hyphenate="true" fo:hyphenation-remain-char-count="2" fo:hyphenation-push-char-count="2"/>
    </style:style>
    <style:style style:name="P5" style:family="paragraph" style:parent-style-name="Standard">
      <style:paragraph-properties fo:orphans="2" fo:widows="2" fo:hyphenation-ladder-count="no-limit" style:punctuation-wrap="simple" style:vertical-align="auto"/>
      <style:text-properties style:font-name="Monaco" fo:font-size="9pt" style:font-name-asian="Batang" style:font-size-asian="9pt" style:language-asian="ko" style:country-asian="KR" style:font-size-complex="9pt" fo:hyphenate="true" fo:hyphenation-remain-char-count="2" fo:hyphenation-push-char-count="2"/>
    </style:style>
    <style:style style:name="P6" style:family="paragraph" style:parent-style-name="Standard" style:master-page-name="Standard">
      <style:paragraph-properties fo:text-align="justify" style:justify-single-word="false" style:page-number="auto"/>
    </style:style>
    <style:style style:name="P7" style:family="paragraph" style:parent-style-name="Text_20_body">
      <style:paragraph-properties fo:margin-left="1.27cm" fo:margin-right="0cm" fo:text-align="justify" style:justify-single-word="false" fo:text-indent="0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fo:font-size="12pt" style:font-size-asian="12pt" style:font-size-complex="12pt"/>
    </style:style>
    <style:style style:name="P8" style:family="paragraph" style:parent-style-name="normal">
      <style:paragraph-properties fo:text-align="justify" style:justify-single-word="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style>
    <style:style style:name="P9" style:family="paragraph" style:parent-style-name="normal" style:list-style-name="WWNum2">
      <style:paragraph-properties fo:text-align="justify" style:justify-single-word="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style>
    <style:style style:name="P10" style:family="paragraph" style:parent-style-name="normal" style:list-style-name="WWNum20">
      <style:paragraph-properties fo:text-align="justify" style:justify-single-word="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style>
    <style:style style:name="P11" style:family="paragraph" style:parent-style-name="normal" style:list-style-name="WWNum3">
      <style:paragraph-properties fo:text-align="justify" style:justify-single-word="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style>
    <style:style style:name="P12" style:family="paragraph" style:parent-style-name="normal" style:list-style-name="WWNum4">
      <style:paragraph-properties fo:text-align="justify" style:justify-single-word="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style>
    <style:style style:name="P13" style:family="paragraph" style:parent-style-name="normal" style:list-style-name="WWNum16">
      <style:paragraph-properties fo:text-align="justify" style:justify-single-word="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style>
    <style:style style:name="P14" style:family="paragraph" style:parent-style-name="normal" style:list-style-name="WWNum17">
      <style:paragraph-properties fo:text-align="justify" style:justify-single-word="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style>
    <style:style style:name="P15" style:family="paragraph" style:parent-style-name="normal" style:list-style-name="WWNum1">
      <style:paragraph-properties fo:text-align="justify" style:justify-single-word="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style>
    <style:style style:name="P16" style:family="paragraph" style:parent-style-name="normal" style:list-style-name="WWNum18">
      <style:paragraph-properties fo:text-align="justify" style:justify-single-word="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style>
    <style:style style:name="P17" style:family="paragraph" style:parent-style-name="normal" style:list-style-name="WWNum19">
      <style:paragraph-properties fo:text-align="justify" style:justify-single-word="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style>
    <style:style style:name="P18" style:family="paragraph" style:parent-style-name="normal">
      <style:paragraph-properties fo:text-align="justify" style:justify-single-word="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fo:font-size="12pt" style:font-size-asian="12pt" style:font-size-complex="12pt"/>
    </style:style>
    <style:style style:name="P19" style:family="paragraph" style:parent-style-name="normal">
      <style:paragraph-properties fo:text-align="justify" style:justify-single-word="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officeooo:rsid="00108e46" officeooo:paragraph-rsid="00108e46"/>
    </style:style>
    <style:style style:name="P20" style:family="paragraph" style:parent-style-name="normal">
      <style:paragraph-properties fo:text-align="justify" style:justify-single-word="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officeooo:rsid="001144cd" officeooo:paragraph-rsid="001144cd"/>
    </style:style>
    <style:style style:name="P21" style:family="paragraph" style:parent-style-name="normal">
      <style:paragraph-properties fo:text-align="justify" style:justify-single-word="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officeooo:rsid="0011a090" officeooo:paragraph-rsid="0011a090"/>
    </style:style>
    <style:style style:name="P22" style:family="paragraph" style:parent-style-name="normal">
      <style:paragraph-properties fo:text-align="justify" style:justify-single-word="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officeooo:rsid="001226a7" officeooo:paragraph-rsid="001226a7"/>
    </style:style>
    <style:style style:name="P23" style:family="paragraph" style:parent-style-name="normal" style:list-style-name="WWNum17">
      <style:paragraph-properties fo:text-align="justify" style:justify-single-word="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officeooo:rsid="0015caca" officeooo:paragraph-rsid="0015caca"/>
    </style:style>
    <style:style style:name="P24" style:family="paragraph" style:parent-style-name="normal">
      <style:paragraph-properties fo:margin-left="0.635cm" fo:margin-right="0cm" fo:text-align="justify" style:justify-single-word="false" fo:text-indent="0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style>
    <style:style style:name="P25" style:family="paragraph" style:parent-style-name="normal">
      <style:paragraph-properties fo:margin-left="0.635cm" fo:margin-right="0cm" fo:text-align="justify" style:justify-single-word="false" fo:text-indent="0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fo:font-size="12pt" style:font-size-asian="12pt" style:font-size-complex="12pt"/>
    </style:style>
    <style:style style:name="P26" style:family="paragraph" style:parent-style-name="normal">
      <style:paragraph-properties fo:margin-left="1.27cm" fo:margin-right="0cm" fo:text-align="justify" style:justify-single-word="false" fo:text-indent="0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fo:font-size="12pt" style:font-size-asian="12pt" style:font-size-complex="12pt"/>
    </style:style>
    <style:style style:name="P27" style:family="paragraph" style:parent-style-name="normal">
      <style:paragraph-properties fo:margin-left="1.27cm" fo:margin-right="0cm" fo:text-align="justify" style:justify-single-word="false" fo:text-indent="0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fo:font-size="12pt" fo:font-weight="bold" style:font-size-asian="12pt" style:font-weight-asian="bold" style:font-size-complex="12pt" style:font-weight-complex="bold"/>
    </style:style>
    <style:style style:name="P28" style:family="paragraph" style:parent-style-name="normal">
      <style:paragraph-properties fo:margin-left="1.27cm" fo:margin-right="0cm" fo:text-align="justify" style:justify-single-word="false" fo:text-indent="0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style>
    <style:style style:name="P29" style:family="paragraph" style:parent-style-name="normal">
      <style:paragraph-properties fo:text-align="justify" style:justify-single-word="false" fo:keep-with-next="always">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style>
    <style:style style:name="P30" style:family="paragraph" style:parent-style-name="normal">
      <style:paragraph-properties fo:text-align="justify" style:justify-single-word="false" fo:keep-with-next="always">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fo:font-variant="small-caps" fo:font-size="12pt" fo:font-weight="bold" style:font-size-asian="12pt" style:font-weight-asian="bold" style:font-size-complex="12pt" style:font-weight-complex="bold"/>
    </style:style>
    <style:style style:name="P31" style:family="paragraph" style:parent-style-name="normal">
      <style:paragraph-properties fo:text-align="justify" style:justify-single-word="false" fo:keep-with-next="always">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fo:font-size="12pt" style:font-size-asian="12pt" style:font-size-complex="12pt"/>
    </style:style>
    <style:style style:name="P32" style:family="paragraph" style:parent-style-name="normal">
      <style:paragraph-properties fo:margin-left="0cm" fo:margin-right="0cm" fo:text-align="justify" style:justify-single-word="false" fo:text-indent="0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officeooo:rsid="00108e46" officeooo:paragraph-rsid="00108e46"/>
    </style:style>
    <style:style style:name="P33" style:family="paragraph" style:parent-style-name="normal">
      <style:paragraph-properties fo:margin-left="0cm" fo:margin-right="0cm" fo:text-align="justify" style:justify-single-word="false" fo:text-indent="0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fo:font-size="12pt" style:font-size-asian="12pt" style:font-size-complex="12pt"/>
    </style:style>
    <style:style style:name="P34" style:family="paragraph" style:parent-style-name="En-tête1">
      <style:paragraph-properties fo:text-align="justify" style:justify-single-word="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style>
    <style:style style:name="P35" style:family="paragraph" style:parent-style-name="En-tête1">
      <style:paragraph-properties fo:text-align="center" style:justify-single-word="false" style:border-line-width-bottom="0.079cm 0.079cm 0.079cm" fo:padding-left="0cm" fo:padding-right="0cm" fo:padding-top="0cm" fo:padding-bottom="0.035cm" fo:border-left="none" fo:border-right="none" fo:border-top="none" fo:border-bottom="6.75pt double #000001"/>
      <style:text-properties fo:text-transform="uppercase" fo:font-size="12pt" fo:font-weight="bold" style:font-size-asian="12pt" style:font-weight-asian="bold" style:font-size-complex="12pt" style:font-weight-complex="bold"/>
    </style:style>
    <style:style style:name="P36" style:family="paragraph" style:parent-style-name="En-tête1">
      <style:paragraph-properties fo:text-align="center" style:justify-single-word="false" style:border-line-width-bottom="0.079cm 0.079cm 0.079cm" fo:padding="0cm" fo:border-left="none" fo:border-right="none" fo:border-top="none" fo:border-bottom="6.75pt double #000001"/>
      <style:text-properties fo:text-transform="uppercase" fo:font-size="12pt" fo:font-weight="bold" style:font-size-asian="12pt" style:font-weight-asian="bold" style:font-size-complex="12pt" style:font-weight-complex="bold"/>
    </style:style>
    <style:style style:name="P37" style:family="paragraph" style:parent-style-name="En-tête1">
      <style:paragraph-properties fo:text-align="center" style:justify-single-word="false" style:border-line-width-bottom="0.079cm 0.079cm 0.079cm" fo:padding="0cm" fo:border-left="none" fo:border-right="none" fo:border-top="none" fo:border-bottom="6.75pt double #000001" fo:keep-with-next="always"/>
      <style:text-properties fo:text-transform="uppercase" fo:font-size="12pt" fo:font-weight="bold" style:font-size-asian="12pt" style:font-weight-asian="bold" style:font-size-complex="12pt" style:font-weight-complex="bold"/>
    </style:style>
    <style:style style:name="P38" style:family="paragraph" style:parent-style-name="List_20_Paragraph">
      <style:text-properties fo:font-size="12pt" style:font-size-asian="12pt" style:font-size-complex="12pt"/>
    </style:style>
    <style:style style:name="P39" style:family="paragraph" style:parent-style-name="List_20_Paragraph">
      <style:text-properties fo:font-size="12pt" officeooo:rsid="00179df0" officeooo:paragraph-rsid="00179df0"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officeooo:rsid="00108e46" style:font-size-asian="12pt" style:font-size-complex="12pt"/>
    </style:style>
    <style:style style:name="T4" style:family="text">
      <style:text-properties fo:font-size="12pt" officeooo:rsid="001144cd" style:font-size-asian="12pt" style:font-size-complex="12pt"/>
    </style:style>
    <style:style style:name="T5" style:family="text">
      <style:text-properties fo:font-size="12pt" officeooo:rsid="001226a7" style:font-size-asian="12pt" style:font-size-complex="12pt"/>
    </style:style>
    <style:style style:name="T6" style:family="text">
      <style:text-properties fo:font-size="12pt" officeooo:rsid="001271de" style:font-size-asian="12pt" style:font-size-complex="12pt"/>
    </style:style>
    <style:style style:name="T7" style:family="text">
      <style:text-properties fo:font-size="12pt" officeooo:rsid="00142826" style:font-size-asian="12pt" style:font-size-complex="12pt"/>
    </style:style>
    <style:style style:name="T8" style:family="text">
      <style:text-properties fo:font-size="12pt" officeooo:rsid="0015d901" style:font-size-asian="12pt" style:font-size-complex="12pt"/>
    </style:style>
    <style:style style:name="T9" style:family="text">
      <style:text-properties fo:font-size="12pt" officeooo:rsid="001634b3" style:font-size-asian="12pt" style:font-size-complex="12pt"/>
    </style:style>
    <style:style style:name="T10" style:family="text">
      <style:text-properties fo:font-size="12pt" officeooo:rsid="00196182" style:font-size-asian="12pt" style:font-size-complex="12pt"/>
    </style:style>
    <style:style style:name="T1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2" style:family="text">
      <style:text-properties fo:font-size="12pt" style:text-underline-style="solid" style:text-underline-width="auto" style:text-underline-color="font-color" style:font-size-asian="12pt" style:font-size-complex="12pt"/>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ize="12pt" fo:font-style="italic" fo:font-weight="bold" style:font-size-asian="12pt" style:font-style-asian="italic" style:font-weight-asian="bold" style:font-size-complex="12pt" style:font-style-complex="italic" style:font-weight-complex="bold"/>
    </style:style>
    <style:style style:name="T15"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16" style:family="text">
      <style:text-properties fo:font-size="12pt" fo:language="en" fo:country="US" style:font-size-asian="12pt" style:font-size-complex="12pt"/>
    </style:style>
    <style:style style:name="T17" style:family="text">
      <style:text-properties fo:font-size="12pt" fo:language="en" fo:country="US" fo:font-weight="bold" style:font-size-asian="12pt" style:font-weight-asian="bold" style:font-size-complex="12pt" style:font-weight-complex="bold"/>
    </style:style>
    <style:style style:name="T18" style:family="text">
      <style:text-properties fo:font-variant="small-caps" fo:font-size="12pt" style:text-underline-style="solid" style:text-underline-width="auto" style:text-underline-color="font-color" fo:font-weight="bold" style:font-size-asian="12pt" style:font-weight-asian="bold" style:font-size-complex="12pt" style:font-weight-complex="bold"/>
    </style:style>
    <style:style style:name="T19" style:family="text">
      <style:text-properties fo:font-variant="small-cap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20" style:family="text">
      <style:text-properties style:text-position="super 58%" fo:font-size="12pt" style:font-size-asian="12pt" style:font-size-complex="12pt"/>
    </style:style>
    <style:style style:name="T21" style:family="text">
      <style:text-properties style:text-position="0% 100%"/>
    </style:style>
    <style:style style:name="T22" style:family="text">
      <style:text-properties officeooo:rsid="001271de"/>
    </style:style>
    <style:style style:name="T23" style:family="text">
      <style:text-properties officeooo:rsid="001961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Intelligence Artificielle</text:span></text:p>
      <text:p text:style-name="P1"><text:span text:style-name="T1">Séance CLIPS</text:span></text:p>
      <text:p text:style-name="P1"><text:span text:style-name="HTML_20_Cite"><text:span text:style-name="T1">Reference manual : clips</text:span></text:span><text:span text:style-name="HTML_20_Cite"><text:span text:style-name="T2">rules.sourceforge.net/documentation/v630/bpg.pdf</text:span></text:span></text:p>
      <text:p text:style-name="P2"/>
      <text:p text:style-name="P4"><text:span text:style-name="T11">Quelques commandes</text:span></text:p>
      <text:p text:style-name="P4"><text:span text:style-name="T2">(load "nom du fichier") charge le fichier </text:span></text:p>
      <text:p text:style-name="P4"><text:span text:style-name="T2">(reset) vide la base de faits courante et y met les faits définis à partir des deffacts.</text:span></text:p>
      <text:p text:style-name="P4"><text:span text:style-name="T2">(run </text:span><text:span text:style-name="T13">n</text:span><text:span text:style-name="T2">) effectue n déclenchements de règles.</text:span></text:p>
      <text:p text:style-name="P4"><text:span text:style-name="T2">(run) sature la base de règles.</text:span></text:p>
      <text:p text:style-name="P4"><text:span text:style-name="T2">(clear) nettoie la mémoire des faits et règles. Cette commande doit être utilisée avant de recharger un nouveau fichier de règles et après toute modification d’une règle.</text:span></text:p>
      <text:p text:style-name="P4"><text:span text:style-name="T2">(watch facts) trace les faits</text:span></text:p>
      <text:p text:style-name="P4"><text:span text:style-name="T2">(unwatch facts) enlève la trace</text:span></text:p>
      <text:p text:style-name="P4"><text:span text:style-name="T2">(watch rules) trace les règles </text:span></text:p>
      <text:p text:style-name="P4"><text:span text:style-name="T2">(unwatch rules) enlève la trace</text:span></text:p>
      <text:p text:style-name="P3"/>
      <text:p text:style-name="P35"/>
      <text:p text:style-name="P34"><text:span text:style-name="T18">Exercice 1 : <text:s/></text:span><text:span text:style-name="T19">Calcul de tous les ancêtres de tous les individus</text:span></text:p>
      <text:p text:style-name="P5"/>
      <text:p text:style-name="P8"><text:span text:style-name="T2">Taper (clear) pour vider de la mémoire les faits et règles précédents. Charger le fichier </text:span><text:span text:style-name="T14">ninanino15.txt</text:span><text:span text:style-name="T2"> (load "NinaNino15.txt") préalablement sauvegardé et lancer clips à partir du répertoire dans lequel se trouve le fichier. </text:span></text:p>
      <text:list xml:id="list3979219280124260793" text:style-name="WWNum2">
        <text:list-item>
          <text:p text:style-name="P9"><text:span text:style-name="T1">Etude des règles merepere et ancetre</text:span></text:p>
        </text:list-item>
      </text:list>
      <text:list xml:id="list5274858536607054246" text:style-name="WWNum20">
        <text:list-item>
          <text:p text:style-name="P10"><text:span text:style-name="T2">Que fait la règle </text:span><text:span text:style-name="T1">merepere</text:span><text:span text:style-name="T2"> ? </text:span></text:p>
        </text:list-item>
      </text:list>
      <text:p text:style-name="P19"><text:span text:style-name="T3">E</text:span><text:span text:style-name="T2">lle ajoute le pere et la mere aux ancetre ( pas a pas ; d’abord la mere et ensuite le pere)</text:span></text:p>
      <text:list xml:id="list181915222401959" text:continue-numbering="true" text:style-name="WWNum20">
        <text:list-item>
          <text:p text:style-name="P10"><text:span text:style-name="T2">Pourquoi faut-il préciser ?y&amp;~nil ?</text:span></text:p>
        </text:list-item>
      </text:list>
      <text:p text:style-name="P19"><text:span text:style-name="T2">Car nil est considere comme un element et on ne veut pas ajouter nil aux ancetres.</text:span></text:p>
      <text:list xml:id="list181914726688419" text:continue-numbering="true" text:style-name="WWNum20">
        <text:list-item>
          <text:p text:style-name="P10"><text:span text:style-name="T2">Que signifie la prémisse suivante ?</text:span></text:p>
        </text:list-item>
      </text:list>
      <text:p text:style-name="P24"><text:span text:style-name="T1">(or (humain (nom ?x)(pere ?y&amp;~nil)) (humain (nom ?x)(mere ?y&amp;~nil)) )</text:span></text:p>
      <text:p text:style-name="P32"><text:span text:style-name="T1">Elle cherche un humain de nom x qui a un pere y qui n’est pas nil ou une mere y </text:span></text:p>
      <text:list xml:id="list181915917628629" text:continue-numbering="true" text:style-name="WWNum20">
        <text:list-item>
          <text:p text:style-name="P10"><text:span text:style-name="T2">A quoi sert la prémisse contrainte </text:span><text:span text:style-name="T1">(test <text:s/>(not (member ?y $?l)) <text:s/></text:span><text:span text:style-name="T2">) ?</text:span></text:p>
        </text:list-item>
      </text:list>
      <text:p text:style-name="P19"><text:span text:style-name="T2">elle teste que lhumain y nest pas dans la liste de ses ancetres l </text:span></text:p>
      <text:list xml:id="list181916436892726" text:continue-numbering="true" text:style-name="WWNum20">
        <text:list-item>
          <text:p text:style-name="P10"><text:span text:style-name="T2">Que fait la règle </text:span><text:span text:style-name="T1">ancetre</text:span><text:span text:style-name="T2"> ?</text:span></text:p>
        </text:list-item>
      </text:list>
      <text:p text:style-name="P19"><text:span text:style-name="T2">Elle rajoute tous les ancetres dun humain</text:span></text:p>
      <text:list xml:id="list181916798147329" text:continue-numbering="true" text:style-name="WWNum20">
        <text:list-item>
          <text:p text:style-name="P10"><text:span text:style-name="T2">Que fait la base de règles ?</text:span></text:p>
        </text:list-item>
      </text:list>
      <text:p text:style-name="P20"><text:span text:style-name="T2">Fichier ou on stocke les regles et on lapplique qd on lui demande pour ajouter des faits.</text:span></text:p>
      <text:p text:style-name="P20"><text:span text:style-name="T2">Elle ajoute les ancetres de chaque individu de la base de fait</text:span></text:p>
      <text:p text:style-name="P18"/>
      <text:list xml:id="list181914750272004" text:continue-list="list3979219280124260793" text:style-name="WWNum2">
        <text:list-item>
          <text:p text:style-name="P9"><text:span text:style-name="T1">Première exécution (Saturation de la base de règles)</text:span></text:p>
        </text:list-item>
      </text:list>
      <text:list xml:id="list4279576754079960973" text:style-name="WWNum3">
        <text:list-item>
          <text:p text:style-name="P11"><text:span text:style-name="T2">Mettre en mémoire les bases de faits initiales en tapant </text:span><text:span text:style-name="T1">(reset)</text:span><text:span text:style-name="T2">. </text:span></text:p>
        </text:list-item>
        <text:list-item>
          <text:p text:style-name="P11"><text:span text:style-name="T2">Visualiser les faits initiaux </text:span><text:span text:style-name="T1">(facts).</text:span></text:p>
        </text:list-item>
        <text:list-item>
          <text:p text:style-name="P11"><text:span text:style-name="T2">Visualiser les règles en attente </text:span><text:span text:style-name="T1">(agenda)</text:span><text:span text:style-name="T2">. </text:span><text:span text:style-name="T4">Phase de filtrage ou il cherche les déclenchements possibles</text:span></text:p>
        </text:list-item>
        <text:list-item>
          <text:p text:style-name="P11"><text:span text:style-name="T16">Lancer l’exécution </text:span><text:span text:style-name="T17">(run).</text:span><text:span text:style-name="T16"> </text:span></text:p>
        </text:list-item>
        <text:list-item>
          <text:p text:style-name="P11"><text:span text:style-name="T2">Examiner les faits finaux </text:span><text:span text:style-name="T1">(facts).</text:span></text:p>
        </text:list-item>
      </text:list>
      <text:p text:style-name="P26"/>
      <text:list xml:id="list181915852145340" text:continue-list="list181914750272004" text:style-name="WWNum2">
        <text:list-item>
          <text:p text:style-name="P9"><text:span text:style-name="T1">Deuxième exécution (Pas à pas)</text:span></text:p>
        </text:list-item>
      </text:list>
      <text:list xml:id="list8237005556150575110" text:style-name="WWNum4">
        <text:list-item>
          <text:p text:style-name="P12"><text:span text:style-name="T2">Réinitialiser la base de faits à la base de faits initiaux </text:span><text:span text:style-name="T1">(reset)</text:span><text:span text:style-name="T2">.</text:span></text:p>
        </text:list-item>
        <text:list-item>
          <text:p text:style-name="P12"><text:span text:style-name="T2">Demander la trace des faits ajoutés et supprimés</text:span><text:span text:style-name="T1"> (watch facts)</text:span><text:span text:style-name="T2"> et celle des règles déclenchées </text:span><text:span text:style-name="T1">(watch rules)</text:span><text:span text:style-name="T2">.</text:span></text:p>
        </text:list-item>
        <text:list-item>
          <text:p text:style-name="P12"><text:span text:style-name="T2">Refaire une exécution en mode pas à pas </text:span><text:span text:style-name="T1">(run 1)</text:span><text:span text:style-name="T2"> jusqu’au dernier délenchement. </text:span></text:p>
        </text:list-item>
        <text:list-item>
          <text:p text:style-name="P12"><text:span text:style-name="T2">Après chaque déclenchement examiner les règles en attente </text:span><text:span text:style-name="T1">(agenda) </text:span><text:span text:style-name="T2">et les faits </text:span><text:soft-page-break/><text:span text:style-name="T1">(facts)</text:span><text:span text:style-name="T2"> . </text:span></text:p>
        </text:list-item>
      </text:list>
      <text:p text:style-name="P21"><text:span text:style-name="T2">C note dans lagenda f9-f9 par ex si il considere la f9 pour la 1</text:span><text:span text:style-name="T20">er</text:span><text:span text:style-name="T2"> premise de la regles </text:span></text:p>
      <text:p text:style-name="P21"><text:span text:style-name="T2">et f9 aussi pour la 2eme premise de la regle</text:span></text:p>
      <text:list xml:id="list181916019334024" text:continue-numbering="true" text:style-name="WWNum4">
        <text:list-item>
          <text:p text:style-name="P12"><text:span text:style-name="T2">Vérifier que chaque déclenchement correspond à la règle qui se trouve au sommet de la pile de l’agenda et préciser les instanciations des variables des 5 premiers déclenchements.</text:span></text:p>
        </text:list-item>
      </text:list>
      <text:p text:style-name="P21"><text:span text:style-name="T2">Peremere ?x| jules ?y| nino ?l| ()</text:span></text:p>
      <text:p text:style-name="P21"><text:span text:style-name="T2">Peremere ?x| jules ?y| nina ?l(nino)</text:span></text:p>
      <text:p text:style-name="P21"><text:span text:style-name="T2">peremere ?x | arthur ?y |jules?l()</text:span></text:p>
      <text:p text:style-name="P21"><text:span text:style-name="T2">peremer</text:span><text:span text:style-name="T5">e</text:span><text:span text:style-name="T2">?x | arthur ?y| </text:span><text:span text:style-name="T5">julie?l|(jules)</text:span></text:p>
      <text:p text:style-name="P22"><text:span text:style-name="T2">ancetre ?n| arthur ?l1|julie <text:s/>?a|jules ?l2| () ?aa| nina</text:span></text:p>
      <text:p text:style-name="P21"><text:span text:style-name="T5"/></text:p>
      <text:list xml:id="list181916755667040" text:continue-numbering="true" text:style-name="WWNum4">
        <text:list-item>
          <text:p text:style-name="P12"><text:span text:style-name="T2">Au bout de combien de déclenchements la règle </text:span><text:span text:style-name="T1">ancetre</text:span><text:span text:style-name="T2"> est-elle candidate (présente dans l’agenda) ? Pourquoi ? </text:span><text:span text:style-name="T5">3 parce que il a besoin quil existe 2 individus dans la base de faite qui ont des ancetre qui peuvent etre ajoute</text:span></text:p>
        </text:list-item>
        <text:list-item>
          <text:p text:style-name="P12"><text:span text:style-name="T2">Au bout de combien de déclenchements la règle </text:span><text:span text:style-name="T1">ancetre</text:span><text:span text:style-name="T2"> se déclenche-t-elle ? Pourquoi ? 5</text:span></text:p>
        </text:list-item>
        <text:list-item>
          <text:p text:style-name="P12"><text:span text:style-name="T2">Pourquoi se déclenche-t-elle avant la fin de tous les déclenchements de la règle </text:span><text:span text:style-name="T1">peremere</text:span><text:span text:style-name="T2"> ? Car le langage </text:span><text:span text:style-name="T6">fait en ordre les regles </text:span><text:span text:style-name="T2"><text:s/></text:span></text:p>
        </text:list-item>
        <text:list-item>
          <text:p text:style-name="P12"><text:span text:style-name="T2">Combien y a-t-il de déclenchements des règles </text:span><text:span text:style-name="T1">ancetre et peremere</text:span><text:span text:style-name="T2"> ? Pourquoi ?</text:span></text:p>
        </text:list-item>
      </text:list>
      <text:p text:style-name="P33">16 pour mere pere car il y a <text:span text:style-name="T22">8 individus avec leurs peres et meres dans la base de fait </text:span><text:s/></text:p>
      <text:list xml:id="list181915464445013" text:continue-list="list181915852145340" text:style-name="WWNum2">
        <text:list-item>
          <text:p text:style-name="P9"><text:span text:style-name="T1">Récriture des règles</text:span></text:p>
        </text:list-item>
      </text:list>
      <text:p text:style-name="P28"><text:span text:style-name="T2">Avant de lancer une exécution avec une autre base de règles, il faut vider la mémoire en tapant </text:span><text:span text:style-name="T1">(clear)</text:span><text:span text:style-name="T2">. </text:span></text:p>
      <text:p text:style-name="P27"/>
      <text:list xml:id="list8424910966777163102" text:style-name="WWNum16">
        <text:list-item>
          <text:p text:style-name="P13"><text:span text:style-name="T2">Récrire la premisse test de la règle </text:span><text:span text:style-name="T1">peremere</text:span><text:span text:style-name="T2"> avec une prémisse </text:span><text:span text:style-name="T1">négative.</text:span></text:p>
          <text:p text:style-name="P13"><text:span text:style-name="T1"/></text:p>
        </text:list-item>
        <text:list-item>
          <text:p text:style-name="P13"><text:span text:style-name="T2">Remplacer la règle </text:span><text:span text:style-name="T1">ancetre</text:span><text:span text:style-name="T2"> par deux règles </text:span><text:span text:style-name="T1">ancetrepere</text:span><text:span text:style-name="T2"> et </text:span><text:span text:style-name="T1">ancetremere</text:span><text:span text:style-name="T2"> qui expriment respectivement</text:span><text:span text:style-name="T1"> </text:span><text:span text:style-name="T2">le fait que le père ou la mère d’un ancêtre est un ancêtre.</text:span></text:p>
        </text:list-item>
        <text:list-item>
          <text:p text:style-name="P13"><text:span text:style-name="T2">Faire une exécution pas à pas avec la trace des faits et des règles de la nouvelle base de règles.</text:span></text:p>
        </text:list-item>
        <text:list-item>
          <text:p text:style-name="P13"><text:span text:style-name="T2">Les deux règles </text:span><text:span text:style-name="T1">ancetrepere</text:span><text:span text:style-name="T2"> et </text:span><text:span text:style-name="T1">ancetremere</text:span><text:span text:style-name="T2"> sont identiques à une prémisse près. Ecrire une règle </text:span><text:span text:style-name="T1">ancetreperemere </text:span><text:span text:style-name="T2">qui exprime le fait que le père ou la mère d’un ancêtre est un ancêtre. On utilisera une prémisse </text:span><text:span text:style-name="T1">or </text:span><text:span text:style-name="T2">comme dans la règle </text:span><text:span text:style-name="T1">merepere</text:span><text:span text:style-name="T2">. Attention, il n’est pas possible de récupérer l’étiquette d’une prémisse </text:span><text:span text:style-name="T1">or</text:span><text:span text:style-name="T2">. Il faut écrire une autre prémisse qui permette de le faire.</text:span></text:p>
        </text:list-item>
      </text:list>
      <text:p text:style-name="P25"/>
      <text:list xml:id="list181916276922815" text:continue-numbering="true" text:style-name="WWNum16">
        <text:list-item>
          <text:p text:style-name="P13"><text:span text:style-name="T2">Relancer une exécution avec la trace des faits et des règles. La récriture des règles change-t-elle leur exécution ? </text:span><text:span text:style-name="T7">Non </text:span></text:p>
        </text:list-item>
      </text:list>
      <text:p text:style-name="P38"/>
      <text:p text:style-name="P26"/>
      <text:p text:style-name="P36"/>
      <text:p text:style-name="P8"><text:span text:style-name="T18">Exercice 2 : </text:span><text:span text:style-name="T19">Calcul de tous les ancêtres d’un individu de nom entré au clavier</text:span></text:p>
      <text:p text:style-name="P18"/>
      <text:p text:style-name="P18"/>
      <text:list xml:id="list7562237743934979472" text:style-name="WWNum17">
        <text:list-item>
          <text:p text:style-name="P14"><text:span text:style-name="T2">Ecrire une règle </text:span><text:span text:style-name="T1">lectureNom</text:span><text:span text:style-name="T2"> sans prémisse qui demande le nom </text:span><text:span text:style-name="T1">?nom</text:span><text:span text:style-name="T2"> de la personne qui fait l’objet de la recheche de ses ancêtres et qui ajoute un fait </text:span><text:span text:style-name="T1">(recherche ?nom)</text:span><text:span text:style-name="T2"> à la base de faits.</text:span></text:p>
        </text:list-item>
      </text:list>
      <text:p text:style-name="P18"/>
      <text:list xml:id="list181916295524696" text:continue-numbering="true" text:style-name="WWNum17">
        <text:list-item>
          <text:p text:style-name="P14"><text:span text:style-name="T2">Modifier les deux règles précédentes de manière à ce qu’elles ne calculent que les ancêtres de l’humain dont le nom a été entré au clavier.</text:span></text:p>
          <text:p text:style-name="P23"><text:soft-page-break/><text:span text:style-name="T2">On met (recherche?x </text:span><text:span text:style-name="T8">) dans merepere comme ca il est bloque sur </text:span></text:p>
        </text:list-item>
      </text:list>
      <text:p text:style-name="P26"/>
      <text:list xml:id="list181915235999793" text:continue-numbering="true" text:style-name="WWNum17">
        <text:list-item>
          <text:p text:style-name="P14"><text:span text:style-name="T2">Exécuter cette nouvelle base de règles avec pour première recherche Luc et pour deuxième recherche Charlotte. </text:span><text:span text:style-name="T9">Reset et run </text:span></text:p>
        </text:list-item>
      </text:list>
      <text:p text:style-name="P39">une regle qui na pas de premise ne se lance quune seule fois</text:p>
      <text:list xml:id="list181915281749981" text:continue-numbering="true" text:style-name="WWNum17">
        <text:list-item>
          <text:p text:style-name="P14"><text:span text:style-name="T2">Après chaque </text:span><text:span text:style-name="T1">(reset)</text:span><text:span text:style-name="T2"> quelles sont les règles candidates ? Pourquoi ?</text:span></text:p>
        </text:list-item>
      </text:list>
      <text:p text:style-name="P37"/>
      <text:p text:style-name="P29"><text:span text:style-name="T18">Exercice 3 : </text:span><text:span text:style-name="T19"><text:s/>Dites le avec des fleurs</text:span></text:p>
      <text:p text:style-name="P30"/>
      <text:p text:style-name="P29"><text:span text:style-name="T2">Soit l’énoncé suivant :</text:span></text:p>
      <text:p text:style-name="P31"/>
      <text:p text:style-name="P8"><text:span text:style-name="T2">Alain, Eric, Patrick, Daniel et Jean-Marc vont cueillr des fleurs de montagne. <text:s/>Ils choisissent la gentiane bavaroise, l’arnica, le rhododendron, l’edelweis et le chardon bleu et ils décident que chacun ne rapportera qu’une espèce de fleur.</text:span></text:p>
      <text:p text:style-name="P18"/>
      <text:p text:style-name="P8"><text:span text:style-name="T2">Celui qui cueille l’arnica et celui qui cueille le rhododendron conseillent à Alain de mettre ses fleurs dans un sac en plastique, car elles fanent très vite.</text:span></text:p>
      <text:p text:style-name="P18"/>
      <text:p text:style-name="P8"><text:span text:style-name="T2">Jean-Marc veut garder ses fleurs fraîches, tandis que le garçon qui cherche l’edelweis et Eric ont l’intention de faire sécher les leurs.</text:span></text:p>
      <text:p text:style-name="P18"/>
      <text:p text:style-name="P8"><text:span text:style-name="T2">Jean-Marc et celui qui cueille le rhododendron craignent d’avoir des difficultés, car les plantes qu’ils cherchent commencent à défleurir. <text:s/>Au contraire, le chardon bleu commence tout juste à se dorer.</text:span></text:p>
      <text:p text:style-name="P18"/>
      <text:p text:style-name="P8"><text:span text:style-name="T2">Alain et Daniel recommandent à celui qui cherche le chardon bleu et à celui qui cherche l’edelweis de ne pas trop cueillir de fleurs car ce sont des espèces rares.</text:span></text:p>
      <text:p text:style-name="P18"/>
      <text:p text:style-name="P8"><text:span text:style-name="T2">Quelle fleur a choisi chacun des garçons ?</text:span></text:p>
      <text:p text:style-name="P18"/>
      <text:list xml:id="list1166342133250225224" text:style-name="WWNum1">
        <text:list-item>
          <text:p text:style-name="P15"><text:span text:style-name="T1">Ecriture en langage CLIPS d’une base de faits et d’une base de règles qui résolvent ce problème </text:span></text:p>
        </text:list-item>
      </text:list>
      <text:list xml:id="list6336961519332280350" text:style-name="WWNum18">
        <text:list-item>
          <text:p text:style-name="P16"><text:span text:style-name="T2">Définir un template garcon avec les attributs nom, cueille et interdit et définir chaque garçon par un fait non ordonné avec son nom et les fleurs qui lui sont interdites d’après le texte. On pourra vérifier les interdictions qui découlent du texte :</text:span></text:p>
        </text:list-item>
      </text:list>
      <text:p text:style-name="P28"><text:span text:style-name="T2"><text:s/></text:span></text:p>
      <table:table table:name="Tableau1" table:style-name="Tableau1">
        <table:table-column table:style-name="Tableau1.A"/>
        <table:table-column table:style-name="Tableau1.B"/>
        <table:table-row table:style-name="Tableau1.1">
          <table:table-cell table:style-name="Tableau1.A1" office:value-type="string">
            <text:p text:style-name="P8"><text:span text:style-name="T2">Alain</text:span></text:p>
          </table:table-cell>
          <table:table-cell table:style-name="Tableau1.A1" office:value-type="string">
            <text:p text:style-name="P8"><text:span text:style-name="T2">l’arnica, le rhododendron, l’edelweis et le chardon bleu</text:span></text:p>
          </table:table-cell>
        </table:table-row>
        <table:table-row table:style-name="Tableau1.1">
          <table:table-cell table:style-name="Tableau1.A1" office:value-type="string">
            <text:p text:style-name="P8"><text:span text:style-name="T2">Jean-Marc</text:span></text:p>
          </table:table-cell>
          <table:table-cell table:style-name="Tableau1.A1" office:value-type="string">
            <text:p text:style-name="P8"><text:span text:style-name="T2">le rhododendron, l’edelweis et le chardon bleu</text:span></text:p>
          </table:table-cell>
        </table:table-row>
        <table:table-row table:style-name="Tableau1.1">
          <table:table-cell table:style-name="Tableau1.A1" office:value-type="string">
            <text:p text:style-name="P8"><text:span text:style-name="T2">Eric</text:span></text:p>
          </table:table-cell>
          <table:table-cell table:style-name="Tableau1.A1" office:value-type="string">
            <text:p text:style-name="P8"><text:span text:style-name="T2">l’edelweis et le chardon bleu</text:span></text:p>
          </table:table-cell>
        </table:table-row>
        <table:table-row table:style-name="Tableau1.1">
          <table:table-cell table:style-name="Tableau1.A1" office:value-type="string">
            <text:p text:style-name="P8"><text:span text:style-name="T2">Daniel</text:span></text:p>
          </table:table-cell>
          <table:table-cell table:style-name="Tableau1.A1" office:value-type="string">
            <text:p text:style-name="P8"><text:span text:style-name="T2">l’edelweis</text:span></text:p>
          </table:table-cell>
        </table:table-row>
      </table:table>
      <text:p text:style-name="P26"/>
      <text:list xml:id="list181916521443085" text:continue-numbering="true" text:style-name="WWNum18">
        <text:list-item>
          <text:p text:style-name="P16"><text:span text:style-name="T2">Définir un fait ordonné permettant d’avoir accès à la liste complète des fleurs qui doivent être cueillies.</text:span></text:p>
        </text:list-item>
        <text:list-item>
          <text:p text:style-name="P16"><text:span text:style-name="T2">Ecrire une règle </text:span><text:span text:style-name="T1">affecter</text:span><text:span text:style-name="T2"> qui affecte à un garçon une fleur qui ne lui est pas interdite, ni affectée, si ce garçon ne cueille rien et que toutes les autres fleurs lui sont interdites (prémisse forall). La règle </text:span><text:span text:style-name="T1">affecter</text:span><text:span text:style-name="T2"> imprime à l’écran le nom du garçon et la fleur qu’il cueille. </text:span></text:p>
        </text:list-item>
        <text:list-item>
          <text:p text:style-name="P16"><text:span text:style-name="T2">Ecrire une règle </text:span><text:span text:style-name="T1">interdire</text:span><text:span text:style-name="T2"> qui interdit à un garçon une fleur affectée à un autre garçon.</text:span></text:p>
        </text:list-item>
      </text:list>
      <text:p text:style-name="P18"/>
      <text:list xml:id="list181916539782250" text:continue-list="list1166342133250225224" text:style-name="WWNum1">
        <text:list-item>
          <text:p text:style-name="P15"><text:span text:style-name="T1">Exécution de la base de règles</text:span></text:p>
        </text:list-item>
      </text:list>
      <text:list xml:id="list111556429406759765" text:style-name="WWNum19">
        <text:list-item>
          <text:p text:style-name="P17"><text:span text:style-name="T2">Lancer l’exécution pas à pas (reset) et (run 1) et examiner les faits ajoutés et les règles déclenchées (watch facts) et (watch rules).</text:span></text:p>
        </text:list-item>
        <text:list-item>
          <text:p text:style-name="P17"><text:soft-page-break/><text:span text:style-name="T2">Après un (reset) quelles sont les règles candidates ? Pourquoi ? </text:span><text:span text:style-name="T10">Les reg</text:span></text:p>
          <text:p text:style-name="P17"><text:span text:style-name="T2"/></text:p>
        </text:list-item>
        <text:list-item>
          <text:p text:style-name="P17"><text:span text:style-name="T2">Après le premier déclenchement quelles sont les règles candidates ? Pourquoi ?</text:span></text:p>
        </text:list-item>
        <text:list-item>
          <text:p text:style-name="P17"><text:span text:style-name="T2">Quand la règle </text:span><text:span text:style-name="T1">affecter</text:span><text:span text:style-name="T2"> peut-elle se déclencher ?</text:span></text:p>
        </text:list-item>
        <text:list-item>
          <text:p text:style-name="P17"><text:span text:style-name="T2">Quand les déclenchements s’arrêtent-ils ?</text:span></text:p>
        </text:list-item>
        <text:list-item>
          <text:p text:style-name="P17"><text:span text:style-name="T2">Combien y a-t-il de déclenchements de chaque règle ?</text:span></text:p>
        </text:list-item>
        <text:list-item>
          <text:p text:style-name="P17"><text:span text:style-name="T2">Comment ajouter un compteur qui est incrémenté à chaque déclenchement de la règle </text:span><text:span text:style-name="T1">interdire</text:span><text:span text:style-name="T2"> ?</text:span></text:p>
        </text:list-item>
      </text:list>
      <text:p text:style-name="P26"/>
      <text:p text:style-name="P7">àAffecter car alain à l’etat initial a déjà 4 feuilles interdites on peut donc lui affecter sa feuille </text:p>
      <text:p text:style-name="Text_20_body">c) Après le premier déclenchement quelles sont les règles candidates ? Pourquoi ? </text:p>
      <text:p text:style-name="Text_20_body">Puis vient les Interdire car il faut interdir à tous les autres le feuille que alain vient de ceuillir </text:p>
      <text:p text:style-name="Text_20_body">d) Quand la règle affecter peut-elle se déclencher ? </text:p>
      <text:p text:style-name="Text_20_body">àDes que un garçon un 4 feuilles interdites </text:p>
      <text:p text:style-name="Text_20_body">e) Quand les déclenchements s’arrêtent-ils ? </text:p>
      <text:p text:style-name="Text_20_body">àQuand tout le monde a ceuilli une feuille </text:p>
      <text:p text:style-name="Text_20_body">f) Combien y a-t-il de déclenchements de chaque règle ? </text:p>
      <text:p text:style-name="Text_20_body">àAjouter : 5 </text:p>
      <text:p text:style-name="Text_20_body">Interdire : 10 </text:p>
      <text:p text:style-name="Text_20_body">g) Comment ajouter un compteur qui est incrémenté à chaque déclenchement de la règle interdire ? </text:p>
      <text:p text:style-name="Text_20_body">àOn ajoute un fait Compte initialisé à 0 </text:p>
      <text:p text:style-name="Text_20_body">Dès que Interdire est appelé, on incrémente de 1 le fait Compte</text:p>
      <text:p text:style-name="P26"/>
      <text:p text:style-name="HTML_20_Preformatte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Monaco" svg:font-family="Monaco" style:font-family-generic="roman" style:font-pitch="variable"/>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Batang" svg:font-family="Batang"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ew York1" svg:font-family="'New York'"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4pt" fo:language="fr" fo:country="FR" style:letter-kerning="true" style:font-name-asian="Times New Roman1" style:font-size-asian="11pt" style:language-asian="fr" style:country-asian="FR"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4pt" fo:language="fr" fo:country="FR" style:letter-kerning="true" style:font-name-asian="Times New Roman1" style:font-size-asian="11pt" style:language-asian="fr" style:country-asian="FR"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vertical-align="baseline" style:writing-mode="lr-tb"/>
      <style:text-properties fo:font-size="14pt" style:font-size-asian="14pt" style:font-size-complex="14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oc4" style:family="paragraph" style:parent-style-name="Standard" style:default-outline-level="">
      <style:paragraph-properties fo:margin-left="3.81cm" fo:margin-right="0cm" fo:text-indent="0cm" style:auto-text-indent="false">
        <style:tab-stops>
          <style:tab-stop style:position="3.81cm"/>
          <style:tab-stop style:position="14.605cm" style:leader-style="dotted" style:leader-text="."/>
          <style:tab-stop style:position="15.24cm" style:type="right"/>
        </style:tab-stops>
      </style:paragraph-properties>
    </style:style>
    <style:style style:name="toc3" style:family="paragraph" style:parent-style-name="Standard" style:default-outline-level="">
      <style:paragraph-properties fo:margin-left="2.54cm" fo:margin-right="0cm" fo:text-indent="0cm" style:auto-text-indent="false">
        <style:tab-stops>
          <style:tab-stop style:position="2.54cm"/>
          <style:tab-stop style:position="14.605cm" style:leader-style="dotted" style:leader-text="."/>
          <style:tab-stop style:position="15.24cm" style:type="right"/>
        </style:tab-stops>
      </style:paragraph-properties>
    </style:style>
    <style:style style:name="toc2" style:family="paragraph" style:parent-style-name="Standard" style:default-outline-level="">
      <style:paragraph-properties fo:margin-left="1.27cm" fo:margin-right="0cm" fo:text-indent="0cm" style:auto-text-indent="false">
        <style:tab-stops>
          <style:tab-stop style:position="1.27cm"/>
          <style:tab-stop style:position="14.605cm" style:leader-style="dotted" style:leader-text="."/>
          <style:tab-stop style:position="15.24cm" style:type="right"/>
        </style:tab-stops>
      </style:paragraph-properties>
    </style:style>
    <style:style style:name="toc1" style:family="paragraph" style:parent-style-name="Standard" style:default-outline-level="">
      <style:paragraph-properties>
        <style:tab-stops>
          <style:tab-stop style:position="14.605cm" style:leader-style="dotted" style:leader-text="."/>
          <style:tab-stop style:position="15.24cm" style:type="right"/>
        </style:tab-stops>
      </style:paragraph-properties>
    </style:style>
    <style:style style:name="Index_20_71" style:display-name="Index 71" style:family="paragraph" style:parent-style-name="Standard" style:default-outline-level="">
      <style:paragraph-properties fo:margin-left="3.81cm" fo:margin-right="0cm" fo:text-indent="0cm" style:auto-text-indent="false">
        <style:tab-stops>
          <style:tab-stop style:position="3.81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style>
    <style:style style:name="Index_20_61" style:display-name="Index 61" style:family="paragraph" style:parent-style-name="Standard" style:default-outline-level="">
      <style:paragraph-properties fo:margin-left="3.175cm" fo:margin-right="0cm" fo:text-indent="0cm" style:auto-text-indent="false">
        <style:tab-stops>
          <style:tab-stop style:position="3.175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style>
    <style:style style:name="Index_20_51" style:display-name="Index 51" style:family="paragraph" style:parent-style-name="Standard" style:default-outline-level="">
      <style:paragraph-properties fo:margin-left="2.54cm" fo:margin-right="0cm" fo:text-indent="0cm" style:auto-text-indent="false">
        <style:tab-stops>
          <style:tab-stop style:position="2.54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style>
    <style:style style:name="Index_20_41" style:display-name="Index 41" style:family="paragraph" style:parent-style-name="Standard" style:default-outline-level="">
      <style:paragraph-properties fo:margin-left="1.905cm" fo:margin-right="0cm" fo:text-indent="0cm" style:auto-text-indent="false">
        <style:tab-stops>
          <style:tab-stop style:position="1.905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style>
    <style:style style:name="Index_20_31" style:display-name="Index 31" style:family="paragraph" style:parent-style-name="Standard" style:default-outline-level="">
      <style:paragraph-properties fo:margin-left="1.27cm" fo:margin-right="0cm" fo:text-indent="0cm" style:auto-text-indent="false">
        <style:tab-stops>
          <style:tab-stop style:position="1.27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style>
    <style:style style:name="Index_20_21" style:display-name="Index 21" style:family="paragraph" style:parent-style-name="Standard" style:default-outline-level="">
      <style:paragraph-properties fo:margin-left="0.635cm" fo:margin-right="0cm" fo:text-indent="0cm" style:auto-text-indent="false">
        <style:tab-stops>
          <style:tab-stop style:position="0.635cm"/>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style>
    <style:style style:name="Index_20_11" style:display-name="Index 11" style:family="paragraph" style:parent-style-name="Standard" style:default-outline-level="">
      <style:paragraph-properties>
        <style:tab-stops>
          <style:tab-stop style:position="0.353cm"/>
          <style:tab-stop style:position="1.603cm"/>
          <style:tab-stop style:position="2.854cm"/>
          <style:tab-stop style:position="4.105cm"/>
          <style:tab-stop style:position="5.355cm"/>
          <style:tab-stop style:position="6.606cm"/>
          <style:tab-stop style:position="7.856cm"/>
          <style:tab-stop style:position="9.107cm"/>
          <style:tab-stop style:position="10.358cm"/>
          <style:tab-stop style:position="11.608cm"/>
          <style:tab-stop style:position="12.859cm"/>
          <style:tab-stop style:position="14.109cm"/>
        </style:tab-stops>
      </style:paragraph-properties>
    </style:style>
    <style:style style:name="Numéro_20_de_20_ligne1" style:display-name="Numéro de ligne1" style:family="paragraph" style:parent-style-name="Standard" style:default-outline-level="">
      <style:paragraph-properties>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style>
    <style:style style:name="Titre_20_index1" style:display-name="Titre index1" style:family="paragraph" style:parent-style-name="Standard" style:default-outline-level=""/>
    <style:style style:name="Pied_20_de_20_page1" style:display-name="Pied de page1" style:family="paragraph" style:parent-style-name="Standard" style:default-outline-level="">
      <style:paragraph-properties>
        <style:tab-stops>
          <style:tab-stop style:position="7.62cm" style:type="center"/>
          <style:tab-stop style:position="15.24cm" style:type="center"/>
        </style:tab-stops>
      </style:paragraph-properties>
    </style:style>
    <style:style style:name="En-tête1" style:family="paragraph" style:parent-style-name="Standard" style:default-outline-level=""/>
    <style:style style:name="fnote_20_reference" style:display-name="fnote reference" style:family="paragraph" style:parent-style-name="Standard" style:default-outline-level="">
      <style:paragraph-properties>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style:text-position="super 58%" style:font-name="Times" fo:font-family="Times" style:font-family-generic="roman" style:font-pitch="variable" fo:font-size="8pt" style:font-size-asian="8pt" style:font-name-complex="Times1" style:font-family-complex="Times" style:font-family-generic-complex="system" style:font-pitch-complex="variable" style:font-size-complex="8pt"/>
    </style:style>
    <style:style style:name="fnote_20_text" style:display-name="fnote text" style:family="paragraph" style:parent-style-name="Standard" style:default-outline-level="">
      <style:text-properties style:font-name="Times" fo:font-family="Times" style:font-family-generic="roman" style:font-pitch="variable" fo:font-size="10pt" style:font-size-asian="10pt" style:font-name-complex="Times1" style:font-family-complex="Times" style:font-family-generic-complex="system" style:font-pitch-complex="variable" style:font-size-complex="10pt"/>
    </style:style>
    <style:style style:name="Titre_20_91" style:display-name="Titre 91" style:family="paragraph" style:parent-style-name="Standard" style:default-outline-level="">
      <style:paragraph-properties fo:margin-left="1.27cm" fo:margin-right="0cm" fo:text-indent="0cm" style:auto-text-indent="false">
        <style:tab-stops>
          <style:tab-stop style:position="1.27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style:font-name="Times" fo:font-family="Times" style:font-family-generic="roman" style:font-pitch="variable" fo:font-size="10pt" fo:font-style="italic" style:font-size-asian="10pt" style:font-style-asian="italic" style:font-name-complex="Times1" style:font-family-complex="Times" style:font-family-generic-complex="system" style:font-pitch-complex="variable" style:font-size-complex="10pt" style:font-style-complex="italic"/>
    </style:style>
    <style:style style:name="Titre_20_81" style:display-name="Titre 81" style:family="paragraph" style:parent-style-name="Standard" style:default-outline-level="">
      <style:paragraph-properties fo:margin-left="1.27cm" fo:margin-right="0cm" fo:text-indent="0cm" style:auto-text-indent="false"/>
      <style:text-properties style:font-name="Times" fo:font-family="Times" style:font-family-generic="roman" style:font-pitch="variable" fo:font-size="10pt" fo:font-style="italic" style:font-size-asian="10pt" style:font-style-asian="italic" style:font-name-complex="Times1" style:font-family-complex="Times" style:font-family-generic-complex="system" style:font-pitch-complex="variable" style:font-size-complex="10pt" style:font-style-complex="italic"/>
    </style:style>
    <style:style style:name="Titre_20_71" style:display-name="Titre 71" style:family="paragraph" style:parent-style-name="Standard" style:default-outline-level="">
      <style:paragraph-properties fo:margin-left="1.27cm" fo:margin-right="0cm" fo:text-indent="0cm" style:auto-text-indent="false"/>
      <style:text-properties style:font-name="Times" fo:font-family="Times" style:font-family-generic="roman" style:font-pitch="variable" fo:font-size="10pt" fo:font-style="italic" style:font-size-asian="10pt" style:font-style-asian="italic" style:font-name-complex="Times1" style:font-family-complex="Times" style:font-family-generic-complex="system" style:font-pitch-complex="variable" style:font-size-complex="10pt" style:font-style-complex="italic"/>
    </style:style>
    <style:style style:name="Titre_20_61" style:display-name="Titre 61" style:family="paragraph" style:parent-style-name="Standard" style:default-outline-level="">
      <style:paragraph-properties fo:margin-left="1.27cm" fo:margin-right="0cm" fo:text-indent="0cm" style:auto-text-indent="false"/>
      <style:text-properties style:font-name="Times" fo:font-family="Times" style:font-family-generic="roman" style:font-pitch="variable" fo:font-size="10pt" style:text-underline-style="solid" style:text-underline-width="auto" style:text-underline-color="font-color" style:font-size-asian="10pt" style:font-name-complex="Times1" style:font-family-complex="Times" style:font-family-generic-complex="system" style:font-pitch-complex="variable" style:font-size-complex="10pt"/>
    </style:style>
    <style:style style:name="Titre_20_51" style:display-name="Titre 51" style:family="paragraph" style:parent-style-name="Standard" style:default-outline-level="">
      <style:paragraph-properties fo:margin-left="1.27cm" fo:margin-right="0cm" fo:text-indent="0cm" style:auto-text-indent="false"/>
      <style:text-properties style:font-name="Times" fo:font-family="Times" style:font-family-generic="roman" style:font-pitch="variable" fo:font-size="10pt" fo:font-weight="bold" style:font-size-asian="10pt" style:font-weight-asian="bold" style:font-name-complex="Times1" style:font-family-complex="Times" style:font-family-generic-complex="system" style:font-pitch-complex="variable" style:font-size-complex="10pt" style:font-weight-complex="bold"/>
    </style:style>
    <style:style style:name="Titre_20_41" style:display-name="Titre 41" style:family="paragraph" style:parent-style-name="Standard" style:default-outline-level="">
      <style:paragraph-properties fo:margin-left="0.635cm" fo:margin-right="0cm" fo:text-indent="0cm" style:auto-text-indent="false">
        <style:tab-stops>
          <style:tab-stop style:position="0.635cm"/>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style:font-name="Times" fo:font-family="Times" style:font-family-generic="roman" style:font-pitch="variable" fo:font-size="12pt" style:text-underline-style="solid" style:text-underline-width="auto" style:text-underline-color="font-color" style:font-size-asian="12pt" style:font-name-complex="Times1" style:font-family-complex="Times" style:font-family-generic-complex="system" style:font-pitch-complex="variable" style:font-size-complex="12pt"/>
    </style:style>
    <style:style style:name="Titre_20_31" style:display-name="Titre 31" style:family="paragraph" style:parent-style-name="Standard" style:default-outline-level="">
      <style:paragraph-properties fo:margin-left="0.635cm" fo:margin-right="0cm" fo:text-indent="0cm" style:auto-text-indent="false"/>
      <style:text-properties style:font-name="Times" fo:font-family="Times" style:font-family-generic="roman" style:font-pitch="variable" fo:font-size="12pt" fo:font-weight="bold" style:font-size-asian="12pt" style:font-weight-asian="bold" style:font-name-complex="Times1" style:font-family-complex="Times" style:font-family-generic-complex="system" style:font-pitch-complex="variable" style:font-size-complex="12pt" style:font-weight-complex="bold"/>
    </style:style>
    <style:style style:name="Titre_20_21" style:display-name="Titre 21" style:family="paragraph" style:parent-style-name="Standard" style:default-outline-level="">
      <style:paragraph-properties fo:margin-top="0.212cm" fo:margin-bottom="0cm" loext:contextual-spacing="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style:font-name="New York" fo:font-family="'New York'" style:font-family-generic="roman" style:font-pitch="variable" fo:font-size="12pt" fo:font-weight="bold" style:font-size-asian="12pt" style:font-weight-asian="bold" style:font-name-complex="New York1" style:font-family-complex="'New York'" style:font-family-generic-complex="system" style:font-pitch-complex="variable" style:font-size-complex="12pt" style:font-weight-complex="bold"/>
    </style:style>
    <style:style style:name="Titre_20_11" style:display-name="Titre 11" style:family="paragraph" style:parent-style-name="Standard" style:default-outline-level="">
      <style:paragraph-properties fo:margin-top="0.423cm" fo:margin-bottom="0cm" loext:contextual-spacing="false"/>
      <style:text-properties style:font-name="New York" fo:font-family="'New York'" style:font-family-generic="roman" style:font-pitch="variable" fo:font-size="12pt" style:text-underline-style="solid" style:text-underline-width="auto" style:text-underline-color="font-color" fo:font-weight="bold" style:font-size-asian="12pt" style:font-weight-asian="bold" style:font-name-complex="New York1" style:font-family-complex="'New York'" style:font-family-generic-complex="system" style:font-pitch-complex="variable" style:font-size-complex="12pt" style:font-weight-complex="bold"/>
    </style:style>
    <style:style style:name="normal" style:family="paragraph" style:parent-style-name="Standard" style:default-outline-level=""/>
    <style:style style:name="tdia1" style:family="paragraph" style:parent-style-name="Standard" style:default-outline-level="">
      <style:paragraph-properties fo:margin-left="1cm" fo:margin-right="0cm" fo:text-indent="-1cm" style:auto-text-indent="false">
        <style:tab-stops>
          <style:tab-stop style:position="1cm"/>
          <style:tab-stop style:position="2.45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style>
    <style:style style:name="tiretO" style:family="paragraph" style:parent-style-name="Standard" style:default-outline-level="">
      <style:paragraph-properties fo:margin-left="0.776cm" fo:margin-right="0cm" fo:text-indent="-0.776cm" style:auto-text-indent="false">
        <style:tab-stops>
          <style:tab-stop style:position="0.776cm"/>
          <style:tab-stop style:position="1.727cm"/>
          <style:tab-stop style:position="2.678cm"/>
          <style:tab-stop style:position="3.727cm"/>
          <style:tab-stop style:position="15.279cm"/>
        </style:tab-stops>
      </style:paragraph-properties>
    </style:style>
    <style:style style:name="tir1" style:family="paragraph" style:parent-style-name="Standard" style:default-outline-level="">
      <style:paragraph-properties fo:margin-left="1.976cm" fo:margin-right="0cm" fo:text-indent="-0.975cm" style:auto-text-indent="false">
        <style:tab-stops>
          <style:tab-stop style:position="1.976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style>
    <style:style style:name="tir2" style:family="paragraph" style:parent-style-name="Standard" style:default-outline-level="">
      <style:paragraph-properties fo:margin-left="2.099cm" fo:margin-right="0cm" fo:line-height="150%" fo:text-indent="-0.6cm" style:auto-text-indent="false">
        <style:tab-stops>
          <style:tab-stop style:position="2.099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style>
    <style:style style:name="trait" style:family="paragraph" style:parent-style-name="Standard" style:default-outline-level="">
      <style:paragraph-properties fo:line-height="150%">
        <style:tab-stops>
          <style:tab-stop style:position="5.001cm"/>
          <style:tab-stop style:position="10.005cm"/>
          <style:tab-stop style:position="11.255cm"/>
          <style:tab-stop style:position="12.506cm"/>
          <style:tab-stop style:position="13.757cm"/>
          <style:tab-stop style:position="15.007cm"/>
        </style:tab-stops>
      </style:paragraph-properties>
    </style:style>
    <style:style style:name="cadre" style:family="paragraph" style:parent-style-name="Standard" style:default-outline-level="">
      <style:paragraph-properties fo:margin-left="1cm" fo:margin-right="0cm" fo:line-height="150%" fo:text-align="center" style:justify-single-word="false" fo:text-indent="0cm" style:auto-text-indent="false" fo:padding="0cm" fo:border="0.74pt solid #000001">
        <style:tab-stops>
          <style:tab-stop style:position="1cm"/>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style>
    <style:style style:name="decal" style:family="paragraph" style:parent-style-name="Standard" style:default-outline-level="">
      <style:paragraph-properties fo:margin-left="1.499cm" fo:margin-right="0cm" fo:margin-top="0.353cm" fo:margin-bottom="0cm" loext:contextual-spacing="false" fo:line-height="150%" fo:keep-together="always" fo:text-indent="-0.501cm" style:auto-text-indent="false">
        <style:tab-stops>
          <style:tab-stop style:position="1.499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imes" style:family="paragraph" style:parent-style-name="Standard" style:default-outline-level="">
      <style:paragraph-properties fo:orphans="2" fo:widows="2" fo:hyphenation-ladder-count="no-limit" fo:keep-with-next="always" style:punctuation-wrap="simple" style:vertical-align="auto"/>
      <style:text-properties style:font-name="Times-Roman" fo:font-family="Times-Roman" style:font-family-generic="roman" style:font-pitch="variable" fo:font-size="12pt" fo:language="en" fo:country="GB" style:font-name-asian="Batang" style:font-family-asian="Batang" style:font-family-generic-asian="system" style:font-pitch-asian="variable" style:font-size-asian="12pt" style:language-asian="ko" style:country-asian="KR" style:font-name-complex="Times-Roman1" style:font-family-complex="Times-Roman" style:font-family-generic-complex="system" style:font-pitch-complex="variable" style:font-size-complex="12pt" fo:hyphenate="true" fo:hyphenation-remain-char-count="2" fo:hyphenation-push-char-count="2"/>
    </style:style>
    <style:style style:name="HTML_20_Preformatted" style:display-name="HTML Preformatted" style:family="paragraph" style:parent-style-name="Standard" style:default-outline-level="">
      <style:paragraph-properties fo:orphans="2" fo:widows="2" fo:hyphenation-ladder-count="no-limit" style:punctuation-wrap="simpl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fo:hyphenate="true" fo:hyphenation-remain-char-count="2" fo:hyphenation-push-char-count="2"/>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HTML_20_Cite" style:display-name="HTML Cite" style:family="text" style:parent-style-name="Default_20_Paragraph_20_Font">
      <style:text-properties fo:font-style="italic" style:font-style-asian="italic" style:font-style-complex="italic"/>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fo:font-size="12pt" style:font-size-asian="12pt"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561cm" fo:text-indent="-0.926cm" fo:margin-left="1.56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2.19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46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73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0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27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54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08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3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2.83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10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37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64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91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1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45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72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9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2.196cm"/>
        </style:list-level-properties>
        <style:text-properties fo:font-family="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3.46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73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0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27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54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08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3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2.19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46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73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0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27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54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08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3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2"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1.501cm" fo:margin-left="3.501cm" fo:margin-right="1.545cm" style:writing-mode="lr-tb" style:layout-grid-color="#c0c0c0" style:layout-grid-lines="26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avaux Dirigés Intelligence Artificielle</dc:title>
    <meta:initial-creator>Sylvie</meta:initial-creator>
    <meta:editing-cycles>6</meta:editing-cycles>
    <meta:print-date>2015-11-16T14:35:00</meta:print-date>
    <meta:creation-date>2017-11-20T16:52:00</meta:creation-date>
    <dc:date>2017-11-21T18:19:14.632502535</dc:date>
    <meta:editing-duration>PT1H2M45S</meta:editing-duration>
    <meta:generator>LibreOffice/5.1.6.2$Linux_X86_64 LibreOffice_project/10m0$Build-2</meta:generator>
    <meta:document-statistic meta:table-count="1" meta:image-count="0" meta:object-count="0" meta:page-count="4" meta:paragraph-count="111" meta:word-count="1511" meta:character-count="8634" meta:non-whitespace-character-count="7238"/>
    <meta:user-defined meta:name="AppVersion">12.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